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12cm"/>
    </style:style>
    <style:style style:name="co2" style:family="table-column">
      <style:table-column-properties fo:break-before="auto" style:column-width="3.041cm"/>
    </style:style>
    <style:style style:name="co3" style:family="table-column">
      <style:table-column-properties fo:break-before="auto" style:column-width="9.003cm"/>
    </style:style>
    <style:style style:name="co4" style:family="table-column">
      <style:table-column-properties fo:break-before="auto" style:column-width="2.355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0.864cm"/>
    </style:style>
    <style:style style:name="co7" style:family="table-column">
      <style:table-column-properties fo:break-before="auto" style:column-width="0.98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 table:null-year="1940"/>
      <table:table table:name="kicadpartsplac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osX</text:p>
          </table:table-cell>
          <table:table-cell office:value-type="string" calcext:value-type="string">
            <text:p>PosY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ide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68.9" calcext:value-type="float">
            <text:p>68.9</text:p>
          </table:table-cell>
          <table:table-cell office:value-type="float" office:value="-72.75" calcext:value-type="float">
            <text:p>-72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2]+37.5" office:value-type="float" office:value="106.4" calcext:value-type="float">
            <text:p>106.4</text:p>
          </table:table-cell>
          <table:table-cell table:formula="of:=[.E2]" office:value-type="float" office:value="-72.75" calcext:value-type="float">
            <text:p>-72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3]+37.5" office:value-type="float" office:value="143.9" calcext:value-type="float">
            <text:p>143.9</text:p>
          </table:table-cell>
          <table:table-cell table:formula="of:=[.E3]" office:value-type="float" office:value="-72.75" calcext:value-type="float">
            <text:p>-72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4]+37.5" office:value-type="float" office:value="181.4" calcext:value-type="float">
            <text:p>181.4</text:p>
          </table:table-cell>
          <table:table-cell table:formula="of:=[.E4]" office:value-type="float" office:value="-72.75" calcext:value-type="float">
            <text:p>-72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5]+37.5" office:value-type="float" office:value="218.9" calcext:value-type="float">
            <text:p>218.9</text:p>
          </table:table-cell>
          <table:table-cell table:formula="of:=[.E5]" office:value-type="float" office:value="-72.75" calcext:value-type="float">
            <text:p>-72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6]+37.5" office:value-type="float" office:value="256.4" calcext:value-type="float">
            <text:p>256.4</text:p>
          </table:table-cell>
          <table:table-cell table:formula="of:=[.E6]" office:value-type="float" office:value="-72.75" calcext:value-type="float">
            <text:p>-72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7]+37.5" office:value-type="float" office:value="293.9" calcext:value-type="float">
            <text:p>293.9</text:p>
          </table:table-cell>
          <table:table-cell table:formula="of:=[.E7]" office:value-type="float" office:value="-72.75" calcext:value-type="float">
            <text:p>-72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8]+37.5" office:value-type="float" office:value="331.4" calcext:value-type="float">
            <text:p>331.4</text:p>
          </table:table-cell>
          <table:table-cell table:formula="of:=[.E8]" office:value-type="float" office:value="-72.75" calcext:value-type="float">
            <text:p>-72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2]" office:value-type="float" office:value="68.9" calcext:value-type="float">
            <text:p>68.9</text:p>
          </table:table-cell>
          <table:table-cell table:formula="of:=[.E2]-37.5" office:value-type="float" office:value="-110.25" calcext:value-type="float">
            <text:p>-11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3]" office:value-type="float" office:value="106.4" calcext:value-type="float">
            <text:p>106.4</text:p>
          </table:table-cell>
          <table:table-cell table:formula="of:=[.E3]-37.5" office:value-type="float" office:value="-110.25" calcext:value-type="float">
            <text:p>-11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4]" office:value-type="float" office:value="143.9" calcext:value-type="float">
            <text:p>143.9</text:p>
          </table:table-cell>
          <table:table-cell table:formula="of:=[.E4]-37.5" office:value-type="float" office:value="-110.25" calcext:value-type="float">
            <text:p>-11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5]" office:value-type="float" office:value="181.4" calcext:value-type="float">
            <text:p>181.4</text:p>
          </table:table-cell>
          <table:table-cell table:formula="of:=[.E5]-37.5" office:value-type="float" office:value="-110.25" calcext:value-type="float">
            <text:p>-11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6]" office:value-type="float" office:value="218.9" calcext:value-type="float">
            <text:p>218.9</text:p>
          </table:table-cell>
          <table:table-cell table:formula="of:=[.E6]-37.5" office:value-type="float" office:value="-110.25" calcext:value-type="float">
            <text:p>-11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7]" office:value-type="float" office:value="256.4" calcext:value-type="float">
            <text:p>256.4</text:p>
          </table:table-cell>
          <table:table-cell table:formula="of:=[.E7]-37.5" office:value-type="float" office:value="-110.25" calcext:value-type="float">
            <text:p>-11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8]" office:value-type="float" office:value="293.9" calcext:value-type="float">
            <text:p>293.9</text:p>
          </table:table-cell>
          <table:table-cell table:formula="of:=[.E8]-37.5" office:value-type="float" office:value="-110.25" calcext:value-type="float">
            <text:p>-11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9]" office:value-type="float" office:value="331.4" calcext:value-type="float">
            <text:p>331.4</text:p>
          </table:table-cell>
          <table:table-cell table:formula="of:=[.E9]-37.5" office:value-type="float" office:value="-110.25" calcext:value-type="float">
            <text:p>-11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0]" office:value-type="float" office:value="68.9" calcext:value-type="float">
            <text:p>68.9</text:p>
          </table:table-cell>
          <table:table-cell table:formula="of:=[.E10]-37.5" office:value-type="float" office:value="-147.75" calcext:value-type="float">
            <text:p>-14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1]" office:value-type="float" office:value="106.4" calcext:value-type="float">
            <text:p>106.4</text:p>
          </table:table-cell>
          <table:table-cell table:formula="of:=[.E11]-37.5" office:value-type="float" office:value="-147.75" calcext:value-type="float">
            <text:p>-14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2]" office:value-type="float" office:value="143.9" calcext:value-type="float">
            <text:p>143.9</text:p>
          </table:table-cell>
          <table:table-cell table:formula="of:=[.E12]-37.5" office:value-type="float" office:value="-147.75" calcext:value-type="float">
            <text:p>-14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3]" office:value-type="float" office:value="181.4" calcext:value-type="float">
            <text:p>181.4</text:p>
          </table:table-cell>
          <table:table-cell table:formula="of:=[.E13]-37.5" office:value-type="float" office:value="-147.75" calcext:value-type="float">
            <text:p>-14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4]" office:value-type="float" office:value="218.9" calcext:value-type="float">
            <text:p>218.9</text:p>
          </table:table-cell>
          <table:table-cell table:formula="of:=[.E14]-37.5" office:value-type="float" office:value="-147.75" calcext:value-type="float">
            <text:p>-14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5]" office:value-type="float" office:value="256.4" calcext:value-type="float">
            <text:p>256.4</text:p>
          </table:table-cell>
          <table:table-cell table:formula="of:=[.E15]-37.5" office:value-type="float" office:value="-147.75" calcext:value-type="float">
            <text:p>-14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6]" office:value-type="float" office:value="293.9" calcext:value-type="float">
            <text:p>293.9</text:p>
          </table:table-cell>
          <table:table-cell table:formula="of:=[.E16]-37.5" office:value-type="float" office:value="-147.75" calcext:value-type="float">
            <text:p>-14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7]" office:value-type="float" office:value="331.4" calcext:value-type="float">
            <text:p>331.4</text:p>
          </table:table-cell>
          <table:table-cell table:formula="of:=[.E17]-37.5" office:value-type="float" office:value="-147.75" calcext:value-type="float">
            <text:p>-14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8]" office:value-type="float" office:value="68.9" calcext:value-type="float">
            <text:p>68.9</text:p>
          </table:table-cell>
          <table:table-cell table:formula="of:=[.E18]-37.5" office:value-type="float" office:value="-185.25" calcext:value-type="float">
            <text:p>-18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9]" office:value-type="float" office:value="106.4" calcext:value-type="float">
            <text:p>106.4</text:p>
          </table:table-cell>
          <table:table-cell table:formula="of:=[.E19]-37.5" office:value-type="float" office:value="-185.25" calcext:value-type="float">
            <text:p>-18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20]" office:value-type="float" office:value="143.9" calcext:value-type="float">
            <text:p>143.9</text:p>
          </table:table-cell>
          <table:table-cell table:formula="of:=[.E20]-37.5" office:value-type="float" office:value="-185.25" calcext:value-type="float">
            <text:p>-18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21]" office:value-type="float" office:value="181.4" calcext:value-type="float">
            <text:p>181.4</text:p>
          </table:table-cell>
          <table:table-cell table:formula="of:=[.E21]-37.5" office:value-type="float" office:value="-185.25" calcext:value-type="float">
            <text:p>-18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22]" office:value-type="float" office:value="218.9" calcext:value-type="float">
            <text:p>218.9</text:p>
          </table:table-cell>
          <table:table-cell table:formula="of:=[.E22]-37.5" office:value-type="float" office:value="-185.25" calcext:value-type="float">
            <text:p>-18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23]" office:value-type="float" office:value="256.4" calcext:value-type="float">
            <text:p>256.4</text:p>
          </table:table-cell>
          <table:table-cell table:formula="of:=[.E23]-37.5" office:value-type="float" office:value="-185.25" calcext:value-type="float">
            <text:p>-18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24]" office:value-type="float" office:value="293.9" calcext:value-type="float">
            <text:p>293.9</text:p>
          </table:table-cell>
          <table:table-cell table:formula="of:=[.E24]-37.5" office:value-type="float" office:value="-185.25" calcext:value-type="float">
            <text:p>-18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25]" office:value-type="float" office:value="331.4" calcext:value-type="float">
            <text:p>331.4</text:p>
          </table:table-cell>
          <table:table-cell table:formula="of:=[.E25]-37.5" office:value-type="float" office:value="-185.25" calcext:value-type="float">
            <text:p>-18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26]" office:value-type="float" office:value="68.9" calcext:value-type="float">
            <text:p>68.9</text:p>
          </table:table-cell>
          <table:table-cell table:formula="of:=[.E26]-37.5" office:value-type="float" office:value="-222.75" calcext:value-type="float">
            <text:p>-222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27]" office:value-type="float" office:value="106.4" calcext:value-type="float">
            <text:p>106.4</text:p>
          </table:table-cell>
          <table:table-cell table:formula="of:=[.E27]-37.5" office:value-type="float" office:value="-222.75" calcext:value-type="float">
            <text:p>-222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28]" office:value-type="float" office:value="143.9" calcext:value-type="float">
            <text:p>143.9</text:p>
          </table:table-cell>
          <table:table-cell table:formula="of:=[.E28]-37.5" office:value-type="float" office:value="-222.75" calcext:value-type="float">
            <text:p>-222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29]" office:value-type="float" office:value="181.4" calcext:value-type="float">
            <text:p>181.4</text:p>
          </table:table-cell>
          <table:table-cell table:formula="of:=[.E29]-37.5" office:value-type="float" office:value="-222.75" calcext:value-type="float">
            <text:p>-222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30]" office:value-type="float" office:value="218.9" calcext:value-type="float">
            <text:p>218.9</text:p>
          </table:table-cell>
          <table:table-cell table:formula="of:=[.E30]-37.5" office:value-type="float" office:value="-222.75" calcext:value-type="float">
            <text:p>-222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31]" office:value-type="float" office:value="256.4" calcext:value-type="float">
            <text:p>256.4</text:p>
          </table:table-cell>
          <table:table-cell table:formula="of:=[.E31]-37.5" office:value-type="float" office:value="-222.75" calcext:value-type="float">
            <text:p>-222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32]" office:value-type="float" office:value="293.9" calcext:value-type="float">
            <text:p>293.9</text:p>
          </table:table-cell>
          <table:table-cell table:formula="of:=[.E32]-37.5" office:value-type="float" office:value="-222.75" calcext:value-type="float">
            <text:p>-222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33]" office:value-type="float" office:value="331.4" calcext:value-type="float">
            <text:p>331.4</text:p>
          </table:table-cell>
          <table:table-cell table:formula="of:=[.E33]-37.5" office:value-type="float" office:value="-222.75" calcext:value-type="float">
            <text:p>-222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34]" office:value-type="float" office:value="68.9" calcext:value-type="float">
            <text:p>68.9</text:p>
          </table:table-cell>
          <table:table-cell table:formula="of:=[.E34]-37.5" office:value-type="float" office:value="-260.25" calcext:value-type="float">
            <text:p>-26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35]" office:value-type="float" office:value="106.4" calcext:value-type="float">
            <text:p>106.4</text:p>
          </table:table-cell>
          <table:table-cell table:formula="of:=[.E35]-37.5" office:value-type="float" office:value="-260.25" calcext:value-type="float">
            <text:p>-26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36]" office:value-type="float" office:value="143.9" calcext:value-type="float">
            <text:p>143.9</text:p>
          </table:table-cell>
          <table:table-cell table:formula="of:=[.E36]-37.5" office:value-type="float" office:value="-260.25" calcext:value-type="float">
            <text:p>-26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37]" office:value-type="float" office:value="181.4" calcext:value-type="float">
            <text:p>181.4</text:p>
          </table:table-cell>
          <table:table-cell table:formula="of:=[.E37]-37.5" office:value-type="float" office:value="-260.25" calcext:value-type="float">
            <text:p>-26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38]" office:value-type="float" office:value="218.9" calcext:value-type="float">
            <text:p>218.9</text:p>
          </table:table-cell>
          <table:table-cell table:formula="of:=[.E38]-37.5" office:value-type="float" office:value="-260.25" calcext:value-type="float">
            <text:p>-26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39]" office:value-type="float" office:value="256.4" calcext:value-type="float">
            <text:p>256.4</text:p>
          </table:table-cell>
          <table:table-cell table:formula="of:=[.E39]-37.5" office:value-type="float" office:value="-260.25" calcext:value-type="float">
            <text:p>-26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40]" office:value-type="float" office:value="293.9" calcext:value-type="float">
            <text:p>293.9</text:p>
          </table:table-cell>
          <table:table-cell table:formula="of:=[.E40]-37.5" office:value-type="float" office:value="-260.25" calcext:value-type="float">
            <text:p>-26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41]" office:value-type="float" office:value="331.4" calcext:value-type="float">
            <text:p>331.4</text:p>
          </table:table-cell>
          <table:table-cell table:formula="of:=[.E41]-37.5" office:value-type="float" office:value="-260.25" calcext:value-type="float">
            <text:p>-26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42]" office:value-type="float" office:value="68.9" calcext:value-type="float">
            <text:p>68.9</text:p>
          </table:table-cell>
          <table:table-cell table:formula="of:=[.E42]-37.5" office:value-type="float" office:value="-297.75" calcext:value-type="float">
            <text:p>-29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43]" office:value-type="float" office:value="106.4" calcext:value-type="float">
            <text:p>106.4</text:p>
          </table:table-cell>
          <table:table-cell table:formula="of:=[.E43]-37.5" office:value-type="float" office:value="-297.75" calcext:value-type="float">
            <text:p>-29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44]" office:value-type="float" office:value="143.9" calcext:value-type="float">
            <text:p>143.9</text:p>
          </table:table-cell>
          <table:table-cell table:formula="of:=[.E44]-37.5" office:value-type="float" office:value="-297.75" calcext:value-type="float">
            <text:p>-29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45]" office:value-type="float" office:value="181.4" calcext:value-type="float">
            <text:p>181.4</text:p>
          </table:table-cell>
          <table:table-cell table:formula="of:=[.E45]-37.5" office:value-type="float" office:value="-297.75" calcext:value-type="float">
            <text:p>-29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46]" office:value-type="float" office:value="218.9" calcext:value-type="float">
            <text:p>218.9</text:p>
          </table:table-cell>
          <table:table-cell table:formula="of:=[.E46]-37.5" office:value-type="float" office:value="-297.75" calcext:value-type="float">
            <text:p>-29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47]" office:value-type="float" office:value="256.4" calcext:value-type="float">
            <text:p>256.4</text:p>
          </table:table-cell>
          <table:table-cell table:formula="of:=[.E47]-37.5" office:value-type="float" office:value="-297.75" calcext:value-type="float">
            <text:p>-29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48]" office:value-type="float" office:value="293.9" calcext:value-type="float">
            <text:p>293.9</text:p>
          </table:table-cell>
          <table:table-cell table:formula="of:=[.E48]-37.5" office:value-type="float" office:value="-297.75" calcext:value-type="float">
            <text:p>-29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49]" office:value-type="float" office:value="331.4" calcext:value-type="float">
            <text:p>331.4</text:p>
          </table:table-cell>
          <table:table-cell table:formula="of:=[.E49]-37.5" office:value-type="float" office:value="-297.75" calcext:value-type="float">
            <text:p>-29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50]" office:value-type="float" office:value="68.9" calcext:value-type="float">
            <text:p>68.9</text:p>
          </table:table-cell>
          <table:table-cell table:formula="of:=[.E50]-37.5" office:value-type="float" office:value="-335.25" calcext:value-type="float">
            <text:p>-33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51]" office:value-type="float" office:value="106.4" calcext:value-type="float">
            <text:p>106.4</text:p>
          </table:table-cell>
          <table:table-cell table:formula="of:=[.E51]-37.5" office:value-type="float" office:value="-335.25" calcext:value-type="float">
            <text:p>-33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52]" office:value-type="float" office:value="143.9" calcext:value-type="float">
            <text:p>143.9</text:p>
          </table:table-cell>
          <table:table-cell table:formula="of:=[.E52]-37.5" office:value-type="float" office:value="-335.25" calcext:value-type="float">
            <text:p>-33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53]" office:value-type="float" office:value="181.4" calcext:value-type="float">
            <text:p>181.4</text:p>
          </table:table-cell>
          <table:table-cell table:formula="of:=[.E53]-37.5" office:value-type="float" office:value="-335.25" calcext:value-type="float">
            <text:p>-33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54]" office:value-type="float" office:value="218.9" calcext:value-type="float">
            <text:p>218.9</text:p>
          </table:table-cell>
          <table:table-cell table:formula="of:=[.E54]-37.5" office:value-type="float" office:value="-335.25" calcext:value-type="float">
            <text:p>-33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55]" office:value-type="float" office:value="256.4" calcext:value-type="float">
            <text:p>256.4</text:p>
          </table:table-cell>
          <table:table-cell table:formula="of:=[.E55]-37.5" office:value-type="float" office:value="-335.25" calcext:value-type="float">
            <text:p>-33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56]" office:value-type="float" office:value="293.9" calcext:value-type="float">
            <text:p>293.9</text:p>
          </table:table-cell>
          <table:table-cell table:formula="of:=[.E56]-37.5" office:value-type="float" office:value="-335.25" calcext:value-type="float">
            <text:p>-33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57]" office:value-type="float" office:value="331.4" calcext:value-type="float">
            <text:p>331.4</text:p>
          </table:table-cell>
          <table:table-cell table:formula="of:=[.E57]-37.5" office:value-type="float" office:value="-335.25" calcext:value-type="float">
            <text:p>-33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5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68.75" calcext:value-type="float">
            <text:p>68.75</text:p>
          </table:table-cell>
          <table:table-cell office:value-type="float" office:value="-60.75" calcext:value-type="float">
            <text:p>-60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66]+37.5" office:value-type="float" office:value="106.25" calcext:value-type="float">
            <text:p>106.25</text:p>
          </table:table-cell>
          <table:table-cell office:value-type="float" office:value="-60.75" calcext:value-type="float">
            <text:p>-60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67]+37.5" office:value-type="float" office:value="143.75" calcext:value-type="float">
            <text:p>143.75</text:p>
          </table:table-cell>
          <table:table-cell office:value-type="float" office:value="-60.75" calcext:value-type="float">
            <text:p>-60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68]+37.5" office:value-type="float" office:value="181.25" calcext:value-type="float">
            <text:p>181.25</text:p>
          </table:table-cell>
          <table:table-cell office:value-type="float" office:value="-60.75" calcext:value-type="float">
            <text:p>-60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69]+37.5" office:value-type="float" office:value="218.75" calcext:value-type="float">
            <text:p>218.75</text:p>
          </table:table-cell>
          <table:table-cell office:value-type="float" office:value="-60.75" calcext:value-type="float">
            <text:p>-60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70]+37.5" office:value-type="float" office:value="256.25" calcext:value-type="float">
            <text:p>256.25</text:p>
          </table:table-cell>
          <table:table-cell office:value-type="float" office:value="-60.75" calcext:value-type="float">
            <text:p>-60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71]+37.5" office:value-type="float" office:value="293.75" calcext:value-type="float">
            <text:p>293.75</text:p>
          </table:table-cell>
          <table:table-cell office:value-type="float" office:value="-60.75" calcext:value-type="float">
            <text:p>-60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72]+37.5" office:value-type="float" office:value="331.25" calcext:value-type="float">
            <text:p>331.25</text:p>
          </table:table-cell>
          <table:table-cell office:value-type="float" office:value="-60.75" calcext:value-type="float">
            <text:p>-60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68.75" calcext:value-type="float">
            <text:p>68.75</text:p>
          </table:table-cell>
          <table:table-cell table:formula="of:=[.E66]-37.5" office:value-type="float" office:value="-98.25" calcext:value-type="float">
            <text:p>-98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74]+37.5" office:value-type="float" office:value="106.25" calcext:value-type="float">
            <text:p>106.25</text:p>
          </table:table-cell>
          <table:table-cell table:formula="of:=[.E67]-37.5" office:value-type="float" office:value="-98.25" calcext:value-type="float">
            <text:p>-98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75]+37.5" office:value-type="float" office:value="143.75" calcext:value-type="float">
            <text:p>143.75</text:p>
          </table:table-cell>
          <table:table-cell table:formula="of:=[.E68]-37.5" office:value-type="float" office:value="-98.25" calcext:value-type="float">
            <text:p>-98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76]+37.5" office:value-type="float" office:value="181.25" calcext:value-type="float">
            <text:p>181.25</text:p>
          </table:table-cell>
          <table:table-cell table:formula="of:=[.E69]-37.5" office:value-type="float" office:value="-98.25" calcext:value-type="float">
            <text:p>-98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77]+37.5" office:value-type="float" office:value="218.75" calcext:value-type="float">
            <text:p>218.75</text:p>
          </table:table-cell>
          <table:table-cell table:formula="of:=[.E70]-37.5" office:value-type="float" office:value="-98.25" calcext:value-type="float">
            <text:p>-98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78]+37.5" office:value-type="float" office:value="256.25" calcext:value-type="float">
            <text:p>256.25</text:p>
          </table:table-cell>
          <table:table-cell table:formula="of:=[.E71]-37.5" office:value-type="float" office:value="-98.25" calcext:value-type="float">
            <text:p>-98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79]+37.5" office:value-type="float" office:value="293.75" calcext:value-type="float">
            <text:p>293.75</text:p>
          </table:table-cell>
          <table:table-cell table:formula="of:=[.E72]-37.5" office:value-type="float" office:value="-98.25" calcext:value-type="float">
            <text:p>-98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80]+37.5" office:value-type="float" office:value="331.25" calcext:value-type="float">
            <text:p>331.25</text:p>
          </table:table-cell>
          <table:table-cell table:formula="of:=[.E73]-37.5" office:value-type="float" office:value="-98.25" calcext:value-type="float">
            <text:p>-98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68.75" calcext:value-type="float">
            <text:p>68.75</text:p>
          </table:table-cell>
          <table:table-cell table:formula="of:=[.E74]-37.5" office:value-type="float" office:value="-135.75" calcext:value-type="float">
            <text:p>-135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82]+37.5" office:value-type="float" office:value="106.25" calcext:value-type="float">
            <text:p>106.25</text:p>
          </table:table-cell>
          <table:table-cell table:formula="of:=[.E75]-37.5" office:value-type="float" office:value="-135.75" calcext:value-type="float">
            <text:p>-135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83]+37.5" office:value-type="float" office:value="143.75" calcext:value-type="float">
            <text:p>143.75</text:p>
          </table:table-cell>
          <table:table-cell table:formula="of:=[.E76]-37.5" office:value-type="float" office:value="-135.75" calcext:value-type="float">
            <text:p>-135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84]+37.5" office:value-type="float" office:value="181.25" calcext:value-type="float">
            <text:p>181.25</text:p>
          </table:table-cell>
          <table:table-cell table:formula="of:=[.E77]-37.5" office:value-type="float" office:value="-135.75" calcext:value-type="float">
            <text:p>-135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85]+37.5" office:value-type="float" office:value="218.75" calcext:value-type="float">
            <text:p>218.75</text:p>
          </table:table-cell>
          <table:table-cell table:formula="of:=[.E78]-37.5" office:value-type="float" office:value="-135.75" calcext:value-type="float">
            <text:p>-135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86]+37.5" office:value-type="float" office:value="256.25" calcext:value-type="float">
            <text:p>256.25</text:p>
          </table:table-cell>
          <table:table-cell table:formula="of:=[.E79]-37.5" office:value-type="float" office:value="-135.75" calcext:value-type="float">
            <text:p>-135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87]+37.5" office:value-type="float" office:value="293.75" calcext:value-type="float">
            <text:p>293.75</text:p>
          </table:table-cell>
          <table:table-cell table:formula="of:=[.E80]-37.5" office:value-type="float" office:value="-135.75" calcext:value-type="float">
            <text:p>-135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88]+37.5" office:value-type="float" office:value="331.25" calcext:value-type="float">
            <text:p>331.25</text:p>
          </table:table-cell>
          <table:table-cell table:formula="of:=[.E81]-37.5" office:value-type="float" office:value="-135.75" calcext:value-type="float">
            <text:p>-135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68.75" calcext:value-type="float">
            <text:p>68.75</text:p>
          </table:table-cell>
          <table:table-cell table:formula="of:=[.E82]-37.5" office:value-type="float" office:value="-173.25" calcext:value-type="float">
            <text:p>-173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90]+37.5" office:value-type="float" office:value="106.25" calcext:value-type="float">
            <text:p>106.25</text:p>
          </table:table-cell>
          <table:table-cell table:formula="of:=[.E83]-37.5" office:value-type="float" office:value="-173.25" calcext:value-type="float">
            <text:p>-173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91]+37.5" office:value-type="float" office:value="143.75" calcext:value-type="float">
            <text:p>143.75</text:p>
          </table:table-cell>
          <table:table-cell table:formula="of:=[.E84]-37.5" office:value-type="float" office:value="-173.25" calcext:value-type="float">
            <text:p>-173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92]+37.5" office:value-type="float" office:value="181.25" calcext:value-type="float">
            <text:p>181.25</text:p>
          </table:table-cell>
          <table:table-cell table:formula="of:=[.E85]-37.5" office:value-type="float" office:value="-173.25" calcext:value-type="float">
            <text:p>-173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93]+37.5" office:value-type="float" office:value="218.75" calcext:value-type="float">
            <text:p>218.75</text:p>
          </table:table-cell>
          <table:table-cell table:formula="of:=[.E86]-37.5" office:value-type="float" office:value="-173.25" calcext:value-type="float">
            <text:p>-173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94]+37.5" office:value-type="float" office:value="256.25" calcext:value-type="float">
            <text:p>256.25</text:p>
          </table:table-cell>
          <table:table-cell table:formula="of:=[.E87]-37.5" office:value-type="float" office:value="-173.25" calcext:value-type="float">
            <text:p>-173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95]+37.5" office:value-type="float" office:value="293.75" calcext:value-type="float">
            <text:p>293.75</text:p>
          </table:table-cell>
          <table:table-cell table:formula="of:=[.E88]-37.5" office:value-type="float" office:value="-173.25" calcext:value-type="float">
            <text:p>-173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96]+37.5" office:value-type="float" office:value="331.25" calcext:value-type="float">
            <text:p>331.25</text:p>
          </table:table-cell>
          <table:table-cell table:formula="of:=[.E89]-37.5" office:value-type="float" office:value="-173.25" calcext:value-type="float">
            <text:p>-173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68.75" calcext:value-type="float">
            <text:p>68.75</text:p>
          </table:table-cell>
          <table:table-cell table:formula="of:=[.E90]-37.5" office:value-type="float" office:value="-210.75" calcext:value-type="float">
            <text:p>-210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98]+37.5" office:value-type="float" office:value="106.25" calcext:value-type="float">
            <text:p>106.25</text:p>
          </table:table-cell>
          <table:table-cell table:formula="of:=[.E91]-37.5" office:value-type="float" office:value="-210.75" calcext:value-type="float">
            <text:p>-210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99]+37.5" office:value-type="float" office:value="143.75" calcext:value-type="float">
            <text:p>143.75</text:p>
          </table:table-cell>
          <table:table-cell table:formula="of:=[.E92]-37.5" office:value-type="float" office:value="-210.75" calcext:value-type="float">
            <text:p>-210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00]+37.5" office:value-type="float" office:value="181.25" calcext:value-type="float">
            <text:p>181.25</text:p>
          </table:table-cell>
          <table:table-cell table:formula="of:=[.E93]-37.5" office:value-type="float" office:value="-210.75" calcext:value-type="float">
            <text:p>-210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01]+37.5" office:value-type="float" office:value="218.75" calcext:value-type="float">
            <text:p>218.75</text:p>
          </table:table-cell>
          <table:table-cell table:formula="of:=[.E94]-37.5" office:value-type="float" office:value="-210.75" calcext:value-type="float">
            <text:p>-210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02]+37.5" office:value-type="float" office:value="256.25" calcext:value-type="float">
            <text:p>256.25</text:p>
          </table:table-cell>
          <table:table-cell table:formula="of:=[.E95]-37.5" office:value-type="float" office:value="-210.75" calcext:value-type="float">
            <text:p>-210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03]+37.5" office:value-type="float" office:value="293.75" calcext:value-type="float">
            <text:p>293.75</text:p>
          </table:table-cell>
          <table:table-cell table:formula="of:=[.E96]-37.5" office:value-type="float" office:value="-210.75" calcext:value-type="float">
            <text:p>-210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04]+37.5" office:value-type="float" office:value="331.25" calcext:value-type="float">
            <text:p>331.25</text:p>
          </table:table-cell>
          <table:table-cell table:formula="of:=[.E97]-37.5" office:value-type="float" office:value="-210.75" calcext:value-type="float">
            <text:p>-210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68.75" calcext:value-type="float">
            <text:p>68.75</text:p>
          </table:table-cell>
          <table:table-cell table:formula="of:=[.E98]-37.5" office:value-type="float" office:value="-248.25" calcext:value-type="float">
            <text:p>-248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06]+37.5" office:value-type="float" office:value="106.25" calcext:value-type="float">
            <text:p>106.25</text:p>
          </table:table-cell>
          <table:table-cell table:formula="of:=[.E99]-37.5" office:value-type="float" office:value="-248.25" calcext:value-type="float">
            <text:p>-248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07]+37.5" office:value-type="float" office:value="143.75" calcext:value-type="float">
            <text:p>143.75</text:p>
          </table:table-cell>
          <table:table-cell table:formula="of:=[.E100]-37.5" office:value-type="float" office:value="-248.25" calcext:value-type="float">
            <text:p>-248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08]+37.5" office:value-type="float" office:value="181.25" calcext:value-type="float">
            <text:p>181.25</text:p>
          </table:table-cell>
          <table:table-cell table:formula="of:=[.E101]-37.5" office:value-type="float" office:value="-248.25" calcext:value-type="float">
            <text:p>-248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09]+37.5" office:value-type="float" office:value="218.75" calcext:value-type="float">
            <text:p>218.75</text:p>
          </table:table-cell>
          <table:table-cell table:formula="of:=[.E102]-37.5" office:value-type="float" office:value="-248.25" calcext:value-type="float">
            <text:p>-248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10]+37.5" office:value-type="float" office:value="256.25" calcext:value-type="float">
            <text:p>256.25</text:p>
          </table:table-cell>
          <table:table-cell table:formula="of:=[.E103]-37.5" office:value-type="float" office:value="-248.25" calcext:value-type="float">
            <text:p>-248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11]+37.5" office:value-type="float" office:value="293.75" calcext:value-type="float">
            <text:p>293.75</text:p>
          </table:table-cell>
          <table:table-cell table:formula="of:=[.E104]-37.5" office:value-type="float" office:value="-248.25" calcext:value-type="float">
            <text:p>-248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12]+37.5" office:value-type="float" office:value="331.25" calcext:value-type="float">
            <text:p>331.25</text:p>
          </table:table-cell>
          <table:table-cell table:formula="of:=[.E105]-37.5" office:value-type="float" office:value="-248.25" calcext:value-type="float">
            <text:p>-248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68.75" calcext:value-type="float">
            <text:p>68.75</text:p>
          </table:table-cell>
          <table:table-cell table:formula="of:=[.E106]-37.5" office:value-type="float" office:value="-285.75" calcext:value-type="float">
            <text:p>-285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14]+37.5" office:value-type="float" office:value="106.25" calcext:value-type="float">
            <text:p>106.25</text:p>
          </table:table-cell>
          <table:table-cell table:formula="of:=[.E107]-37.5" office:value-type="float" office:value="-285.75" calcext:value-type="float">
            <text:p>-285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15]+37.5" office:value-type="float" office:value="143.75" calcext:value-type="float">
            <text:p>143.75</text:p>
          </table:table-cell>
          <table:table-cell table:formula="of:=[.E108]-37.5" office:value-type="float" office:value="-285.75" calcext:value-type="float">
            <text:p>-285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16]+37.5" office:value-type="float" office:value="181.25" calcext:value-type="float">
            <text:p>181.25</text:p>
          </table:table-cell>
          <table:table-cell table:formula="of:=[.E109]-37.5" office:value-type="float" office:value="-285.75" calcext:value-type="float">
            <text:p>-285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17]+37.5" office:value-type="float" office:value="218.75" calcext:value-type="float">
            <text:p>218.75</text:p>
          </table:table-cell>
          <table:table-cell table:formula="of:=[.E110]-37.5" office:value-type="float" office:value="-285.75" calcext:value-type="float">
            <text:p>-285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18]+37.5" office:value-type="float" office:value="256.25" calcext:value-type="float">
            <text:p>256.25</text:p>
          </table:table-cell>
          <table:table-cell table:formula="of:=[.E111]-37.5" office:value-type="float" office:value="-285.75" calcext:value-type="float">
            <text:p>-285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19]+37.5" office:value-type="float" office:value="293.75" calcext:value-type="float">
            <text:p>293.75</text:p>
          </table:table-cell>
          <table:table-cell table:formula="of:=[.E112]-37.5" office:value-type="float" office:value="-285.75" calcext:value-type="float">
            <text:p>-285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20]+37.5" office:value-type="float" office:value="331.25" calcext:value-type="float">
            <text:p>331.25</text:p>
          </table:table-cell>
          <table:table-cell table:formula="of:=[.E113]-37.5" office:value-type="float" office:value="-285.75" calcext:value-type="float">
            <text:p>-285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68.75" calcext:value-type="float">
            <text:p>68.75</text:p>
          </table:table-cell>
          <table:table-cell table:formula="of:=[.E114]-37.5" office:value-type="float" office:value="-323.25" calcext:value-type="float">
            <text:p>-323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22]+37.5" office:value-type="float" office:value="106.25" calcext:value-type="float">
            <text:p>106.25</text:p>
          </table:table-cell>
          <table:table-cell table:formula="of:=[.E115]-37.5" office:value-type="float" office:value="-323.25" calcext:value-type="float">
            <text:p>-323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23]+37.5" office:value-type="float" office:value="143.75" calcext:value-type="float">
            <text:p>143.75</text:p>
          </table:table-cell>
          <table:table-cell table:formula="of:=[.E116]-37.5" office:value-type="float" office:value="-323.25" calcext:value-type="float">
            <text:p>-323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24]+37.5" office:value-type="float" office:value="181.25" calcext:value-type="float">
            <text:p>181.25</text:p>
          </table:table-cell>
          <table:table-cell table:formula="of:=[.E117]-37.5" office:value-type="float" office:value="-323.25" calcext:value-type="float">
            <text:p>-323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25]+37.5" office:value-type="float" office:value="218.75" calcext:value-type="float">
            <text:p>218.75</text:p>
          </table:table-cell>
          <table:table-cell table:formula="of:=[.E118]-37.5" office:value-type="float" office:value="-323.25" calcext:value-type="float">
            <text:p>-323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26]+37.5" office:value-type="float" office:value="256.25" calcext:value-type="float">
            <text:p>256.25</text:p>
          </table:table-cell>
          <table:table-cell table:formula="of:=[.E119]-37.5" office:value-type="float" office:value="-323.25" calcext:value-type="float">
            <text:p>-323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27]+37.5" office:value-type="float" office:value="293.75" calcext:value-type="float">
            <text:p>293.75</text:p>
          </table:table-cell>
          <table:table-cell table:formula="of:=[.E120]-37.5" office:value-type="float" office:value="-323.25" calcext:value-type="float">
            <text:p>-323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28]+37.5" office:value-type="float" office:value="331.25" calcext:value-type="float">
            <text:p>331.25</text:p>
          </table:table-cell>
          <table:table-cell table:formula="of:=[.E121]-37.5" office:value-type="float" office:value="-323.25" calcext:value-type="float">
            <text:p>-323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office:value-type="float" office:value="68.8" calcext:value-type="float">
            <text:p>68.8</text:p>
          </table:table-cell>
          <table:table-cell office:value-type="float" office:value="-68.65" calcext:value-type="float">
            <text:p>-6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30]+37.5" office:value-type="float" office:value="106.3" calcext:value-type="float">
            <text:p>106.3</text:p>
          </table:table-cell>
          <table:table-cell office:value-type="float" office:value="-68.65" calcext:value-type="float">
            <text:p>-6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31]+37.5" office:value-type="float" office:value="143.8" calcext:value-type="float">
            <text:p>143.8</text:p>
          </table:table-cell>
          <table:table-cell office:value-type="float" office:value="-68.65" calcext:value-type="float">
            <text:p>-6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32]+37.5" office:value-type="float" office:value="181.3" calcext:value-type="float">
            <text:p>181.3</text:p>
          </table:table-cell>
          <table:table-cell office:value-type="float" office:value="-68.65" calcext:value-type="float">
            <text:p>-6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33]+37.5" office:value-type="float" office:value="218.8" calcext:value-type="float">
            <text:p>218.8</text:p>
          </table:table-cell>
          <table:table-cell office:value-type="float" office:value="-68.65" calcext:value-type="float">
            <text:p>-6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34]+37.5" office:value-type="float" office:value="256.3" calcext:value-type="float">
            <text:p>256.3</text:p>
          </table:table-cell>
          <table:table-cell office:value-type="float" office:value="-68.65" calcext:value-type="float">
            <text:p>-6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35]+37.5" office:value-type="float" office:value="293.8" calcext:value-type="float">
            <text:p>293.8</text:p>
          </table:table-cell>
          <table:table-cell office:value-type="float" office:value="-68.65" calcext:value-type="float">
            <text:p>-6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36]+37.5" office:value-type="float" office:value="331.3" calcext:value-type="float">
            <text:p>331.3</text:p>
          </table:table-cell>
          <table:table-cell office:value-type="float" office:value="-68.65" calcext:value-type="float">
            <text:p>-6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37]" office:value-type="float" office:value="331.3" calcext:value-type="float">
            <text:p>331.3</text:p>
          </table:table-cell>
          <table:table-cell table:formula="of:=[.E130]-37.5" office:value-type="float" office:value="-106.15" calcext:value-type="float">
            <text:p>-10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38]-37.5" office:value-type="float" office:value="293.8" calcext:value-type="float">
            <text:p>293.8</text:p>
          </table:table-cell>
          <table:table-cell table:formula="of:=[.E131]-37.5" office:value-type="float" office:value="-106.15" calcext:value-type="float">
            <text:p>-10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39]-37.5" office:value-type="float" office:value="256.3" calcext:value-type="float">
            <text:p>256.3</text:p>
          </table:table-cell>
          <table:table-cell table:formula="of:=[.E132]-37.5" office:value-type="float" office:value="-106.15" calcext:value-type="float">
            <text:p>-10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40]-37.5" office:value-type="float" office:value="218.8" calcext:value-type="float">
            <text:p>218.8</text:p>
          </table:table-cell>
          <table:table-cell table:formula="of:=[.E133]-37.5" office:value-type="float" office:value="-106.15" calcext:value-type="float">
            <text:p>-10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41]-37.5" office:value-type="float" office:value="181.3" calcext:value-type="float">
            <text:p>181.3</text:p>
          </table:table-cell>
          <table:table-cell table:formula="of:=[.E134]-37.5" office:value-type="float" office:value="-106.15" calcext:value-type="float">
            <text:p>-10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42]-37.5" office:value-type="float" office:value="143.8" calcext:value-type="float">
            <text:p>143.8</text:p>
          </table:table-cell>
          <table:table-cell table:formula="of:=[.E135]-37.5" office:value-type="float" office:value="-106.15" calcext:value-type="float">
            <text:p>-10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43]-37.5" office:value-type="float" office:value="106.3" calcext:value-type="float">
            <text:p>106.3</text:p>
          </table:table-cell>
          <table:table-cell table:formula="of:=[.E136]-37.5" office:value-type="float" office:value="-106.15" calcext:value-type="float">
            <text:p>-10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44]-37.5" office:value-type="float" office:value="68.8" calcext:value-type="float">
            <text:p>68.8</text:p>
          </table:table-cell>
          <table:table-cell table:formula="of:=[.E137]-37.5" office:value-type="float" office:value="-106.15" calcext:value-type="float">
            <text:p>-10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office:value-type="float" office:value="68.8" calcext:value-type="float">
            <text:p>68.8</text:p>
          </table:table-cell>
          <table:table-cell table:formula="of:=[.E138]-37.5" office:value-type="float" office:value="-143.65" calcext:value-type="float">
            <text:p>-14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46]+37.5" office:value-type="float" office:value="106.3" calcext:value-type="float">
            <text:p>106.3</text:p>
          </table:table-cell>
          <table:table-cell table:formula="of:=[.E139]-37.5" office:value-type="float" office:value="-143.65" calcext:value-type="float">
            <text:p>-14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47]+37.5" office:value-type="float" office:value="143.8" calcext:value-type="float">
            <text:p>143.8</text:p>
          </table:table-cell>
          <table:table-cell table:formula="of:=[.E140]-37.5" office:value-type="float" office:value="-143.65" calcext:value-type="float">
            <text:p>-14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48]+37.5" office:value-type="float" office:value="181.3" calcext:value-type="float">
            <text:p>181.3</text:p>
          </table:table-cell>
          <table:table-cell table:formula="of:=[.E141]-37.5" office:value-type="float" office:value="-143.65" calcext:value-type="float">
            <text:p>-14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49]+37.5" office:value-type="float" office:value="218.8" calcext:value-type="float">
            <text:p>218.8</text:p>
          </table:table-cell>
          <table:table-cell table:formula="of:=[.E142]-37.5" office:value-type="float" office:value="-143.65" calcext:value-type="float">
            <text:p>-14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50]+37.5" office:value-type="float" office:value="256.3" calcext:value-type="float">
            <text:p>256.3</text:p>
          </table:table-cell>
          <table:table-cell table:formula="of:=[.E143]-37.5" office:value-type="float" office:value="-143.65" calcext:value-type="float">
            <text:p>-14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51]+37.5" office:value-type="float" office:value="293.8" calcext:value-type="float">
            <text:p>293.8</text:p>
          </table:table-cell>
          <table:table-cell table:formula="of:=[.E144]-37.5" office:value-type="float" office:value="-143.65" calcext:value-type="float">
            <text:p>-14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52]+37.5" office:value-type="float" office:value="331.3" calcext:value-type="float">
            <text:p>331.3</text:p>
          </table:table-cell>
          <table:table-cell table:formula="of:=[.E145]-37.5" office:value-type="float" office:value="-143.65" calcext:value-type="float">
            <text:p>-14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53]" office:value-type="float" office:value="331.3" calcext:value-type="float">
            <text:p>331.3</text:p>
          </table:table-cell>
          <table:table-cell table:formula="of:=[.E146]-37.5" office:value-type="float" office:value="-181.15" calcext:value-type="float">
            <text:p>-18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54]-37.5" office:value-type="float" office:value="293.8" calcext:value-type="float">
            <text:p>293.8</text:p>
          </table:table-cell>
          <table:table-cell table:formula="of:=[.E147]-37.5" office:value-type="float" office:value="-181.15" calcext:value-type="float">
            <text:p>-18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55]-37.5" office:value-type="float" office:value="256.3" calcext:value-type="float">
            <text:p>256.3</text:p>
          </table:table-cell>
          <table:table-cell table:formula="of:=[.E148]-37.5" office:value-type="float" office:value="-181.15" calcext:value-type="float">
            <text:p>-18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56]-37.5" office:value-type="float" office:value="218.8" calcext:value-type="float">
            <text:p>218.8</text:p>
          </table:table-cell>
          <table:table-cell table:formula="of:=[.E149]-37.5" office:value-type="float" office:value="-181.15" calcext:value-type="float">
            <text:p>-18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57]-37.5" office:value-type="float" office:value="181.3" calcext:value-type="float">
            <text:p>181.3</text:p>
          </table:table-cell>
          <table:table-cell table:formula="of:=[.E150]-37.5" office:value-type="float" office:value="-181.15" calcext:value-type="float">
            <text:p>-18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58]-37.5" office:value-type="float" office:value="143.8" calcext:value-type="float">
            <text:p>143.8</text:p>
          </table:table-cell>
          <table:table-cell table:formula="of:=[.E151]-37.5" office:value-type="float" office:value="-181.15" calcext:value-type="float">
            <text:p>-18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59]-37.5" office:value-type="float" office:value="106.3" calcext:value-type="float">
            <text:p>106.3</text:p>
          </table:table-cell>
          <table:table-cell table:formula="of:=[.E152]-37.5" office:value-type="float" office:value="-181.15" calcext:value-type="float">
            <text:p>-18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60]-37.5" office:value-type="float" office:value="68.8" calcext:value-type="float">
            <text:p>68.8</text:p>
          </table:table-cell>
          <table:table-cell table:formula="of:=[.E153]-37.5" office:value-type="float" office:value="-181.15" calcext:value-type="float">
            <text:p>-18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office:value-type="float" office:value="68.8" calcext:value-type="float">
            <text:p>68.8</text:p>
          </table:table-cell>
          <table:table-cell table:formula="of:=[.E154]-37.5" office:value-type="float" office:value="-218.65" calcext:value-type="float">
            <text:p>-21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62]+37.5" office:value-type="float" office:value="106.3" calcext:value-type="float">
            <text:p>106.3</text:p>
          </table:table-cell>
          <table:table-cell table:formula="of:=[.E155]-37.5" office:value-type="float" office:value="-218.65" calcext:value-type="float">
            <text:p>-21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63]+37.5" office:value-type="float" office:value="143.8" calcext:value-type="float">
            <text:p>143.8</text:p>
          </table:table-cell>
          <table:table-cell table:formula="of:=[.E156]-37.5" office:value-type="float" office:value="-218.65" calcext:value-type="float">
            <text:p>-21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64]+37.5" office:value-type="float" office:value="181.3" calcext:value-type="float">
            <text:p>181.3</text:p>
          </table:table-cell>
          <table:table-cell table:formula="of:=[.E157]-37.5" office:value-type="float" office:value="-218.65" calcext:value-type="float">
            <text:p>-21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65]+37.5" office:value-type="float" office:value="218.8" calcext:value-type="float">
            <text:p>218.8</text:p>
          </table:table-cell>
          <table:table-cell table:formula="of:=[.E158]-37.5" office:value-type="float" office:value="-218.65" calcext:value-type="float">
            <text:p>-21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66]+37.5" office:value-type="float" office:value="256.3" calcext:value-type="float">
            <text:p>256.3</text:p>
          </table:table-cell>
          <table:table-cell table:formula="of:=[.E159]-37.5" office:value-type="float" office:value="-218.65" calcext:value-type="float">
            <text:p>-21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67]+37.5" office:value-type="float" office:value="293.8" calcext:value-type="float">
            <text:p>293.8</text:p>
          </table:table-cell>
          <table:table-cell table:formula="of:=[.E160]-37.5" office:value-type="float" office:value="-218.65" calcext:value-type="float">
            <text:p>-21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68]+37.5" office:value-type="float" office:value="331.3" calcext:value-type="float">
            <text:p>331.3</text:p>
          </table:table-cell>
          <table:table-cell table:formula="of:=[.E161]-37.5" office:value-type="float" office:value="-218.65" calcext:value-type="float">
            <text:p>-21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69]" office:value-type="float" office:value="331.3" calcext:value-type="float">
            <text:p>331.3</text:p>
          </table:table-cell>
          <table:table-cell table:formula="of:=[.E162]-37.5" office:value-type="float" office:value="-256.15" calcext:value-type="float">
            <text:p>-25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70]-37.5" office:value-type="float" office:value="293.8" calcext:value-type="float">
            <text:p>293.8</text:p>
          </table:table-cell>
          <table:table-cell table:formula="of:=[.E163]-37.5" office:value-type="float" office:value="-256.15" calcext:value-type="float">
            <text:p>-25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71]-37.5" office:value-type="float" office:value="256.3" calcext:value-type="float">
            <text:p>256.3</text:p>
          </table:table-cell>
          <table:table-cell table:formula="of:=[.E164]-37.5" office:value-type="float" office:value="-256.15" calcext:value-type="float">
            <text:p>-25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72]-37.5" office:value-type="float" office:value="218.8" calcext:value-type="float">
            <text:p>218.8</text:p>
          </table:table-cell>
          <table:table-cell table:formula="of:=[.E165]-37.5" office:value-type="float" office:value="-256.15" calcext:value-type="float">
            <text:p>-25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73]-37.5" office:value-type="float" office:value="181.3" calcext:value-type="float">
            <text:p>181.3</text:p>
          </table:table-cell>
          <table:table-cell table:formula="of:=[.E166]-37.5" office:value-type="float" office:value="-256.15" calcext:value-type="float">
            <text:p>-25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74]-37.5" office:value-type="float" office:value="143.8" calcext:value-type="float">
            <text:p>143.8</text:p>
          </table:table-cell>
          <table:table-cell table:formula="of:=[.E167]-37.5" office:value-type="float" office:value="-256.15" calcext:value-type="float">
            <text:p>-25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75]-37.5" office:value-type="float" office:value="106.3" calcext:value-type="float">
            <text:p>106.3</text:p>
          </table:table-cell>
          <table:table-cell table:formula="of:=[.E168]-37.5" office:value-type="float" office:value="-256.15" calcext:value-type="float">
            <text:p>-25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76]-37.5" office:value-type="float" office:value="68.8" calcext:value-type="float">
            <text:p>68.8</text:p>
          </table:table-cell>
          <table:table-cell table:formula="of:=[.E169]-37.5" office:value-type="float" office:value="-256.15" calcext:value-type="float">
            <text:p>-25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office:value-type="float" office:value="68.8" calcext:value-type="float">
            <text:p>68.8</text:p>
          </table:table-cell>
          <table:table-cell table:formula="of:=[.E170]-37.5" office:value-type="float" office:value="-293.65" calcext:value-type="float">
            <text:p>-29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78]+37.5" office:value-type="float" office:value="106.3" calcext:value-type="float">
            <text:p>106.3</text:p>
          </table:table-cell>
          <table:table-cell table:formula="of:=[.E171]-37.5" office:value-type="float" office:value="-293.65" calcext:value-type="float">
            <text:p>-29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79]+37.5" office:value-type="float" office:value="143.8" calcext:value-type="float">
            <text:p>143.8</text:p>
          </table:table-cell>
          <table:table-cell table:formula="of:=[.E172]-37.5" office:value-type="float" office:value="-293.65" calcext:value-type="float">
            <text:p>-29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80]+37.5" office:value-type="float" office:value="181.3" calcext:value-type="float">
            <text:p>181.3</text:p>
          </table:table-cell>
          <table:table-cell table:formula="of:=[.E173]-37.5" office:value-type="float" office:value="-293.65" calcext:value-type="float">
            <text:p>-29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81]+37.5" office:value-type="float" office:value="218.8" calcext:value-type="float">
            <text:p>218.8</text:p>
          </table:table-cell>
          <table:table-cell table:formula="of:=[.E174]-37.5" office:value-type="float" office:value="-293.65" calcext:value-type="float">
            <text:p>-29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82]+37.5" office:value-type="float" office:value="256.3" calcext:value-type="float">
            <text:p>256.3</text:p>
          </table:table-cell>
          <table:table-cell table:formula="of:=[.E175]-37.5" office:value-type="float" office:value="-293.65" calcext:value-type="float">
            <text:p>-29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83]+37.5" office:value-type="float" office:value="293.8" calcext:value-type="float">
            <text:p>293.8</text:p>
          </table:table-cell>
          <table:table-cell table:formula="of:=[.E176]-37.5" office:value-type="float" office:value="-293.65" calcext:value-type="float">
            <text:p>-29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84]+37.5" office:value-type="float" office:value="331.3" calcext:value-type="float">
            <text:p>331.3</text:p>
          </table:table-cell>
          <table:table-cell table:formula="of:=[.E177]-37.5" office:value-type="float" office:value="-293.65" calcext:value-type="float">
            <text:p>-29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85]" office:value-type="float" office:value="331.3" calcext:value-type="float">
            <text:p>331.3</text:p>
          </table:table-cell>
          <table:table-cell table:formula="of:=[.E178]-37.5" office:value-type="float" office:value="-331.15" calcext:value-type="float">
            <text:p>-33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86]-37.5" office:value-type="float" office:value="293.8" calcext:value-type="float">
            <text:p>293.8</text:p>
          </table:table-cell>
          <table:table-cell table:formula="of:=[.E179]-37.5" office:value-type="float" office:value="-331.15" calcext:value-type="float">
            <text:p>-33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87]-37.5" office:value-type="float" office:value="256.3" calcext:value-type="float">
            <text:p>256.3</text:p>
          </table:table-cell>
          <table:table-cell table:formula="of:=[.E180]-37.5" office:value-type="float" office:value="-331.15" calcext:value-type="float">
            <text:p>-33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6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88]-37.5" office:value-type="float" office:value="218.8" calcext:value-type="float">
            <text:p>218.8</text:p>
          </table:table-cell>
          <table:table-cell table:formula="of:=[.E181]-37.5" office:value-type="float" office:value="-331.15" calcext:value-type="float">
            <text:p>-33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6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89]-37.5" office:value-type="float" office:value="181.3" calcext:value-type="float">
            <text:p>181.3</text:p>
          </table:table-cell>
          <table:table-cell table:formula="of:=[.E182]-37.5" office:value-type="float" office:value="-331.15" calcext:value-type="float">
            <text:p>-33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6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90]-37.5" office:value-type="float" office:value="143.8" calcext:value-type="float">
            <text:p>143.8</text:p>
          </table:table-cell>
          <table:table-cell table:formula="of:=[.E183]-37.5" office:value-type="float" office:value="-331.15" calcext:value-type="float">
            <text:p>-33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6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91]-37.5" office:value-type="float" office:value="106.3" calcext:value-type="float">
            <text:p>106.3</text:p>
          </table:table-cell>
          <table:table-cell table:formula="of:=[.E184]-37.5" office:value-type="float" office:value="-331.15" calcext:value-type="float">
            <text:p>-33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6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92]-37.5" office:value-type="float" office:value="68.8" calcext:value-type="float">
            <text:p>68.8</text:p>
          </table:table-cell>
          <table:table-cell table:formula="of:=[.E185]-37.5" office:value-type="float" office:value="-331.15" calcext:value-type="float">
            <text:p>-33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68.75" calcext:value-type="float">
            <text:p>68.75</text:p>
          </table:table-cell>
          <table:table-cell office:value-type="float" office:value="-63.75" calcext:value-type="float">
            <text:p>-6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194]+37.5" office:value-type="float" office:value="106.25" calcext:value-type="float">
            <text:p>106.25</text:p>
          </table:table-cell>
          <table:table-cell office:value-type="float" office:value="-63.75" calcext:value-type="float">
            <text:p>-6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195]+37.5" office:value-type="float" office:value="143.75" calcext:value-type="float">
            <text:p>143.75</text:p>
          </table:table-cell>
          <table:table-cell office:value-type="float" office:value="-63.75" calcext:value-type="float">
            <text:p>-6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196]+37.5" office:value-type="float" office:value="181.25" calcext:value-type="float">
            <text:p>181.25</text:p>
          </table:table-cell>
          <table:table-cell office:value-type="float" office:value="-63.75" calcext:value-type="float">
            <text:p>-6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197]+37.5" office:value-type="float" office:value="218.75" calcext:value-type="float">
            <text:p>218.75</text:p>
          </table:table-cell>
          <table:table-cell office:value-type="float" office:value="-63.75" calcext:value-type="float">
            <text:p>-6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198]+37.5" office:value-type="float" office:value="256.25" calcext:value-type="float">
            <text:p>256.25</text:p>
          </table:table-cell>
          <table:table-cell office:value-type="float" office:value="-63.75" calcext:value-type="float">
            <text:p>-6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199]+37.5" office:value-type="float" office:value="293.75" calcext:value-type="float">
            <text:p>293.75</text:p>
          </table:table-cell>
          <table:table-cell office:value-type="float" office:value="-63.75" calcext:value-type="float">
            <text:p>-6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00]+37.5" office:value-type="float" office:value="331.25" calcext:value-type="float">
            <text:p>331.25</text:p>
          </table:table-cell>
          <table:table-cell office:value-type="float" office:value="-63.75" calcext:value-type="float">
            <text:p>-6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194]" office:value-type="float" office:value="68.75" calcext:value-type="float">
            <text:p>68.75</text:p>
          </table:table-cell>
          <table:table-cell table:formula="of:=[.E194]-37.5" office:value-type="float" office:value="-101.25" calcext:value-type="float">
            <text:p>-10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195]" office:value-type="float" office:value="106.25" calcext:value-type="float">
            <text:p>106.25</text:p>
          </table:table-cell>
          <table:table-cell table:formula="of:=[.E195]-37.5" office:value-type="float" office:value="-101.25" calcext:value-type="float">
            <text:p>-10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196]" office:value-type="float" office:value="143.75" calcext:value-type="float">
            <text:p>143.75</text:p>
          </table:table-cell>
          <table:table-cell table:formula="of:=[.E196]-37.5" office:value-type="float" office:value="-101.25" calcext:value-type="float">
            <text:p>-10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197]" office:value-type="float" office:value="181.25" calcext:value-type="float">
            <text:p>181.25</text:p>
          </table:table-cell>
          <table:table-cell table:formula="of:=[.E197]-37.5" office:value-type="float" office:value="-101.25" calcext:value-type="float">
            <text:p>-10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198]" office:value-type="float" office:value="218.75" calcext:value-type="float">
            <text:p>218.75</text:p>
          </table:table-cell>
          <table:table-cell table:formula="of:=[.E198]-37.5" office:value-type="float" office:value="-101.25" calcext:value-type="float">
            <text:p>-10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199]" office:value-type="float" office:value="256.25" calcext:value-type="float">
            <text:p>256.25</text:p>
          </table:table-cell>
          <table:table-cell table:formula="of:=[.E199]-37.5" office:value-type="float" office:value="-101.25" calcext:value-type="float">
            <text:p>-10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00]" office:value-type="float" office:value="293.75" calcext:value-type="float">
            <text:p>293.75</text:p>
          </table:table-cell>
          <table:table-cell table:formula="of:=[.E200]-37.5" office:value-type="float" office:value="-101.25" calcext:value-type="float">
            <text:p>-10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6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01]" office:value-type="float" office:value="331.25" calcext:value-type="float">
            <text:p>331.25</text:p>
          </table:table-cell>
          <table:table-cell table:formula="of:=[.E201]-37.5" office:value-type="float" office:value="-101.25" calcext:value-type="float">
            <text:p>-10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02]" office:value-type="float" office:value="68.75" calcext:value-type="float">
            <text:p>68.75</text:p>
          </table:table-cell>
          <table:table-cell table:formula="of:=[.E202]-37.5" office:value-type="float" office:value="-138.75" calcext:value-type="float">
            <text:p>-13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8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03]" office:value-type="float" office:value="106.25" calcext:value-type="float">
            <text:p>106.25</text:p>
          </table:table-cell>
          <table:table-cell table:formula="of:=[.E203]-37.5" office:value-type="float" office:value="-138.75" calcext:value-type="float">
            <text:p>-13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9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04]" office:value-type="float" office:value="143.75" calcext:value-type="float">
            <text:p>143.75</text:p>
          </table:table-cell>
          <table:table-cell table:formula="of:=[.E204]-37.5" office:value-type="float" office:value="-138.75" calcext:value-type="float">
            <text:p>-13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05]" office:value-type="float" office:value="181.25" calcext:value-type="float">
            <text:p>181.25</text:p>
          </table:table-cell>
          <table:table-cell table:formula="of:=[.E205]-37.5" office:value-type="float" office:value="-138.75" calcext:value-type="float">
            <text:p>-13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1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06]" office:value-type="float" office:value="218.75" calcext:value-type="float">
            <text:p>218.75</text:p>
          </table:table-cell>
          <table:table-cell table:formula="of:=[.E206]-37.5" office:value-type="float" office:value="-138.75" calcext:value-type="float">
            <text:p>-13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2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07]" office:value-type="float" office:value="256.25" calcext:value-type="float">
            <text:p>256.25</text:p>
          </table:table-cell>
          <table:table-cell table:formula="of:=[.E207]-37.5" office:value-type="float" office:value="-138.75" calcext:value-type="float">
            <text:p>-13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3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08]" office:value-type="float" office:value="293.75" calcext:value-type="float">
            <text:p>293.75</text:p>
          </table:table-cell>
          <table:table-cell table:formula="of:=[.E208]-37.5" office:value-type="float" office:value="-138.75" calcext:value-type="float">
            <text:p>-13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4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09]" office:value-type="float" office:value="331.25" calcext:value-type="float">
            <text:p>331.25</text:p>
          </table:table-cell>
          <table:table-cell table:formula="of:=[.E209]-37.5" office:value-type="float" office:value="-138.75" calcext:value-type="float">
            <text:p>-13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5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10]" office:value-type="float" office:value="68.75" calcext:value-type="float">
            <text:p>68.75</text:p>
          </table:table-cell>
          <table:table-cell table:formula="of:=[.E210]-37.5" office:value-type="float" office:value="-176.25" calcext:value-type="float">
            <text:p>-17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6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11]" office:value-type="float" office:value="106.25" calcext:value-type="float">
            <text:p>106.25</text:p>
          </table:table-cell>
          <table:table-cell table:formula="of:=[.E211]-37.5" office:value-type="float" office:value="-176.25" calcext:value-type="float">
            <text:p>-17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7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12]" office:value-type="float" office:value="143.75" calcext:value-type="float">
            <text:p>143.75</text:p>
          </table:table-cell>
          <table:table-cell table:formula="of:=[.E212]-37.5" office:value-type="float" office:value="-176.25" calcext:value-type="float">
            <text:p>-17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8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13]" office:value-type="float" office:value="181.25" calcext:value-type="float">
            <text:p>181.25</text:p>
          </table:table-cell>
          <table:table-cell table:formula="of:=[.E213]-37.5" office:value-type="float" office:value="-176.25" calcext:value-type="float">
            <text:p>-17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9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14]" office:value-type="float" office:value="218.75" calcext:value-type="float">
            <text:p>218.75</text:p>
          </table:table-cell>
          <table:table-cell table:formula="of:=[.E214]-37.5" office:value-type="float" office:value="-176.25" calcext:value-type="float">
            <text:p>-17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0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15]" office:value-type="float" office:value="256.25" calcext:value-type="float">
            <text:p>256.25</text:p>
          </table:table-cell>
          <table:table-cell table:formula="of:=[.E215]-37.5" office:value-type="float" office:value="-176.25" calcext:value-type="float">
            <text:p>-17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1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16]" office:value-type="float" office:value="293.75" calcext:value-type="float">
            <text:p>293.75</text:p>
          </table:table-cell>
          <table:table-cell table:formula="of:=[.E216]-37.5" office:value-type="float" office:value="-176.25" calcext:value-type="float">
            <text:p>-17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2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17]" office:value-type="float" office:value="331.25" calcext:value-type="float">
            <text:p>331.25</text:p>
          </table:table-cell>
          <table:table-cell table:formula="of:=[.E217]-37.5" office:value-type="float" office:value="-176.25" calcext:value-type="float">
            <text:p>-17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3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18]" office:value-type="float" office:value="68.75" calcext:value-type="float">
            <text:p>68.75</text:p>
          </table:table-cell>
          <table:table-cell table:formula="of:=[.E218]-37.5" office:value-type="float" office:value="-213.75" calcext:value-type="float">
            <text:p>-21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4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19]" office:value-type="float" office:value="106.25" calcext:value-type="float">
            <text:p>106.25</text:p>
          </table:table-cell>
          <table:table-cell table:formula="of:=[.E219]-37.5" office:value-type="float" office:value="-213.75" calcext:value-type="float">
            <text:p>-21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5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20]" office:value-type="float" office:value="143.75" calcext:value-type="float">
            <text:p>143.75</text:p>
          </table:table-cell>
          <table:table-cell table:formula="of:=[.E220]-37.5" office:value-type="float" office:value="-213.75" calcext:value-type="float">
            <text:p>-21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6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21]" office:value-type="float" office:value="181.25" calcext:value-type="float">
            <text:p>181.25</text:p>
          </table:table-cell>
          <table:table-cell table:formula="of:=[.E221]-37.5" office:value-type="float" office:value="-213.75" calcext:value-type="float">
            <text:p>-21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7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22]" office:value-type="float" office:value="218.75" calcext:value-type="float">
            <text:p>218.75</text:p>
          </table:table-cell>
          <table:table-cell table:formula="of:=[.E222]-37.5" office:value-type="float" office:value="-213.75" calcext:value-type="float">
            <text:p>-21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8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23]" office:value-type="float" office:value="256.25" calcext:value-type="float">
            <text:p>256.25</text:p>
          </table:table-cell>
          <table:table-cell table:formula="of:=[.E223]-37.5" office:value-type="float" office:value="-213.75" calcext:value-type="float">
            <text:p>-21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9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24]" office:value-type="float" office:value="293.75" calcext:value-type="float">
            <text:p>293.75</text:p>
          </table:table-cell>
          <table:table-cell table:formula="of:=[.E224]-37.5" office:value-type="float" office:value="-213.75" calcext:value-type="float">
            <text:p>-21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0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25]" office:value-type="float" office:value="331.25" calcext:value-type="float">
            <text:p>331.25</text:p>
          </table:table-cell>
          <table:table-cell table:formula="of:=[.E225]-37.5" office:value-type="float" office:value="-213.75" calcext:value-type="float">
            <text:p>-21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1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26]" office:value-type="float" office:value="68.75" calcext:value-type="float">
            <text:p>68.75</text:p>
          </table:table-cell>
          <table:table-cell table:formula="of:=[.E226]-37.5" office:value-type="float" office:value="-251.25" calcext:value-type="float">
            <text:p>-25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2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27]" office:value-type="float" office:value="106.25" calcext:value-type="float">
            <text:p>106.25</text:p>
          </table:table-cell>
          <table:table-cell table:formula="of:=[.E227]-37.5" office:value-type="float" office:value="-251.25" calcext:value-type="float">
            <text:p>-25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3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28]" office:value-type="float" office:value="143.75" calcext:value-type="float">
            <text:p>143.75</text:p>
          </table:table-cell>
          <table:table-cell table:formula="of:=[.E228]-37.5" office:value-type="float" office:value="-251.25" calcext:value-type="float">
            <text:p>-25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4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29]" office:value-type="float" office:value="181.25" calcext:value-type="float">
            <text:p>181.25</text:p>
          </table:table-cell>
          <table:table-cell table:formula="of:=[.E229]-37.5" office:value-type="float" office:value="-251.25" calcext:value-type="float">
            <text:p>-25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5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30]" office:value-type="float" office:value="218.75" calcext:value-type="float">
            <text:p>218.75</text:p>
          </table:table-cell>
          <table:table-cell table:formula="of:=[.E230]-37.5" office:value-type="float" office:value="-251.25" calcext:value-type="float">
            <text:p>-25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6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31]" office:value-type="float" office:value="256.25" calcext:value-type="float">
            <text:p>256.25</text:p>
          </table:table-cell>
          <table:table-cell table:formula="of:=[.E231]-37.5" office:value-type="float" office:value="-251.25" calcext:value-type="float">
            <text:p>-25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7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32]" office:value-type="float" office:value="293.75" calcext:value-type="float">
            <text:p>293.75</text:p>
          </table:table-cell>
          <table:table-cell table:formula="of:=[.E232]-37.5" office:value-type="float" office:value="-251.25" calcext:value-type="float">
            <text:p>-25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8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33]" office:value-type="float" office:value="331.25" calcext:value-type="float">
            <text:p>331.25</text:p>
          </table:table-cell>
          <table:table-cell table:formula="of:=[.E233]-37.5" office:value-type="float" office:value="-251.25" calcext:value-type="float">
            <text:p>-25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9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34]" office:value-type="float" office:value="68.75" calcext:value-type="float">
            <text:p>68.75</text:p>
          </table:table-cell>
          <table:table-cell table:formula="of:=[.E234]-37.5" office:value-type="float" office:value="-288.75" calcext:value-type="float">
            <text:p>-28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0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35]" office:value-type="float" office:value="106.25" calcext:value-type="float">
            <text:p>106.25</text:p>
          </table:table-cell>
          <table:table-cell table:formula="of:=[.E235]-37.5" office:value-type="float" office:value="-288.75" calcext:value-type="float">
            <text:p>-28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1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36]" office:value-type="float" office:value="143.75" calcext:value-type="float">
            <text:p>143.75</text:p>
          </table:table-cell>
          <table:table-cell table:formula="of:=[.E236]-37.5" office:value-type="float" office:value="-288.75" calcext:value-type="float">
            <text:p>-28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2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37]" office:value-type="float" office:value="181.25" calcext:value-type="float">
            <text:p>181.25</text:p>
          </table:table-cell>
          <table:table-cell table:formula="of:=[.E237]-37.5" office:value-type="float" office:value="-288.75" calcext:value-type="float">
            <text:p>-28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3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38]" office:value-type="float" office:value="218.75" calcext:value-type="float">
            <text:p>218.75</text:p>
          </table:table-cell>
          <table:table-cell table:formula="of:=[.E238]-37.5" office:value-type="float" office:value="-288.75" calcext:value-type="float">
            <text:p>-28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4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39]" office:value-type="float" office:value="256.25" calcext:value-type="float">
            <text:p>256.25</text:p>
          </table:table-cell>
          <table:table-cell table:formula="of:=[.E239]-37.5" office:value-type="float" office:value="-288.75" calcext:value-type="float">
            <text:p>-28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5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40]" office:value-type="float" office:value="293.75" calcext:value-type="float">
            <text:p>293.75</text:p>
          </table:table-cell>
          <table:table-cell table:formula="of:=[.E240]-37.5" office:value-type="float" office:value="-288.75" calcext:value-type="float">
            <text:p>-28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6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41]" office:value-type="float" office:value="331.25" calcext:value-type="float">
            <text:p>331.25</text:p>
          </table:table-cell>
          <table:table-cell table:formula="of:=[.E241]-37.5" office:value-type="float" office:value="-288.75" calcext:value-type="float">
            <text:p>-28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7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42]" office:value-type="float" office:value="68.75" calcext:value-type="float">
            <text:p>68.75</text:p>
          </table:table-cell>
          <table:table-cell table:formula="of:=[.E242]-37.5" office:value-type="float" office:value="-326.25" calcext:value-type="float">
            <text:p>-32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8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43]" office:value-type="float" office:value="106.25" calcext:value-type="float">
            <text:p>106.25</text:p>
          </table:table-cell>
          <table:table-cell table:formula="of:=[.E243]-37.5" office:value-type="float" office:value="-326.25" calcext:value-type="float">
            <text:p>-32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9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44]" office:value-type="float" office:value="143.75" calcext:value-type="float">
            <text:p>143.75</text:p>
          </table:table-cell>
          <table:table-cell table:formula="of:=[.E244]-37.5" office:value-type="float" office:value="-326.25" calcext:value-type="float">
            <text:p>-32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60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45]" office:value-type="float" office:value="181.25" calcext:value-type="float">
            <text:p>181.25</text:p>
          </table:table-cell>
          <table:table-cell table:formula="of:=[.E245]-37.5" office:value-type="float" office:value="-326.25" calcext:value-type="float">
            <text:p>-32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61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46]" office:value-type="float" office:value="218.75" calcext:value-type="float">
            <text:p>218.75</text:p>
          </table:table-cell>
          <table:table-cell table:formula="of:=[.E246]-37.5" office:value-type="float" office:value="-326.25" calcext:value-type="float">
            <text:p>-32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62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47]" office:value-type="float" office:value="256.25" calcext:value-type="float">
            <text:p>256.25</text:p>
          </table:table-cell>
          <table:table-cell table:formula="of:=[.E247]-37.5" office:value-type="float" office:value="-326.25" calcext:value-type="float">
            <text:p>-32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63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48]" office:value-type="float" office:value="293.75" calcext:value-type="float">
            <text:p>293.75</text:p>
          </table:table-cell>
          <table:table-cell table:formula="of:=[.E248]-37.5" office:value-type="float" office:value="-326.25" calcext:value-type="float">
            <text:p>-32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64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49]" office:value-type="float" office:value="331.25" calcext:value-type="float">
            <text:p>331.25</text:p>
          </table:table-cell>
          <table:table-cell table:formula="of:=[.E249]-37.5" office:value-type="float" office:value="-326.25" calcext:value-type="float">
            <text:p>-32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float" office:value="54" calcext:value-type="float">
            <text:p>54</text:p>
          </table:table-cell>
          <table:table-cell office:value-type="float" office:value="-68.75" calcext:value-type="float">
            <text:p>-6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float" office:value="54" calcext:value-type="float">
            <text:p>54</text:p>
          </table:table-cell>
          <table:table-cell table:formula="of:=[.E258]-37.5" office:value-type="float" office:value="-106.25" calcext:value-type="float">
            <text:p>-10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float" office:value="54" calcext:value-type="float">
            <text:p>54</text:p>
          </table:table-cell>
          <table:table-cell table:formula="of:=[.E259]-37.5" office:value-type="float" office:value="-143.75" calcext:value-type="float">
            <text:p>-14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float" office:value="54" calcext:value-type="float">
            <text:p>54</text:p>
          </table:table-cell>
          <table:table-cell table:formula="of:=[.E260]-37.5" office:value-type="float" office:value="-181.25" calcext:value-type="float">
            <text:p>-18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float" office:value="54" calcext:value-type="float">
            <text:p>54</text:p>
          </table:table-cell>
          <table:table-cell table:formula="of:=[.E261]-37.5" office:value-type="float" office:value="-218.75" calcext:value-type="float">
            <text:p>-21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float" office:value="54" calcext:value-type="float">
            <text:p>54</text:p>
          </table:table-cell>
          <table:table-cell table:formula="of:=[.E262]-37.5" office:value-type="float" office:value="-256.25" calcext:value-type="float">
            <text:p>-25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float" office:value="54" calcext:value-type="float">
            <text:p>54</text:p>
          </table:table-cell>
          <table:table-cell table:formula="of:=[.E263]-37.5" office:value-type="float" office:value="-293.75" calcext:value-type="float">
            <text:p>-29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8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float" office:value="54" calcext:value-type="float">
            <text:p>54</text:p>
          </table:table-cell>
          <table:table-cell table:formula="of:=[.E264]-37.5" office:value-type="float" office:value="-331.25" calcext:value-type="float">
            <text:p>-33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9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4">00/00/0000</text:date>, <text:time style:data-style-name="N2" text:time-value="10:53:05.89867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04T12:10:28.270755000</dc:date>
    <meta:editing-duration>PT1H29M6S</meta:editing-duration>
    <meta:editing-cycles>24</meta:editing-cycles>
    <meta:generator>LibreOffice/26.2.2.2$MacOSX_AARCH64 LibreOffice_project/1f77d10d6938fd34972958f64b2bcfa54f8b1ba5</meta:generator>
    <meta:document-statistic meta:table-count="1" meta:cell-count="1855" meta:object-count="0"/>
  </office:meta>
</office:document-meta>
</file>